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ListParagraph" style:list-style-name="LFO1" style:family="paragraph">
      <style:text-properties fo:background-color="#FF0000" fo:language="en" fo:country="US"/>
    </style:style>
    <style:style style:name="P8" style:parent-style-name="ListParagraph" style:list-style-name="LFO1" style:family="paragraph">
      <style:text-properties fo:background-color="#FFFF00" fo:language="en" fo:country="US"/>
    </style:style>
    <style:style style:name="P9" style:parent-style-name="ListParagraph" style:list-style-name="LFO1" style:family="paragraph">
      <style:text-properties fo:background-color="#FFFF00"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ListParagraph" style:list-style-name="LFO1" style:family="paragraph">
      <style:text-properties fo:background-color="#FFFF00"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Bownty hunter design doc:</text:p>
      <text:p text:style-name="P2">Graphic:</text:p>
      <text:list text:style-name="LFO1" text:continue-numbering="true">
        <text:list-item>
          <text:p text:style-name="P3">Shadow</text:p>
        </text:list-item>
        <text:list-item>
          <text:p text:style-name="P4">Freshiza animations</text:p>
        </text:list-item>
        <text:list-item>
          <text:p text:style-name="P5">Final cutscene</text:p>
        </text:list-item>
      </text:list>
      <text:p text:style-name="P6">Enemies:</text:p>
      <text:list text:style-name="LFO1" text:continue-numbering="true">
        <text:list-item>
          <text:p text:style-name="P7">Knight <text:s/>(charges in a straight line |hp: 15| atk: 3| exp: 10-25)</text:p>
        </text:list-item>
        <text:list-item>
          <text:p text:style-name="P8">Katti (modified uberdry |hp: 25|<text:s/>atk: 3| exp 15-35)</text:p>
        </text:list-item>
        <text:list-item>
          <text:p text:style-name="P9">Slime <text:s/>(encloses you inside |hp: 6| atk: 1| exp 4-7)</text:p>
        </text:list-item>
      </text:list>
      <text:p text:style-name="P10">Items:</text:p>
      <text:list text:style-name="LFO1" text:continue-numbering="true">
        <text:list-item>
          <text:p text:style-name="P11">Bomb (Dropped by ghosties and slimes – very rare chance), does a high amount of damage| gets 3 at the start of the game</text:p>
        </text:list-item>
      </text:list>
      <text:p text:style-name="P12">Areas<text:s/></text:p>
      <text:list text:style-name="LFO1" text:continue-numbering="true">
        <text:list-item>
          <text:p text:style-name="P13">Level 2: linking mountains- allow to go on top of<text:s/>mountains</text:p>
        </text:list-item>
        <text:list-item>
          <text:p text:style-name="P14"><text:span text:style-name="T15">Level 3: more city-like – benches, drains, roads, possibly billboard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ＭＳ 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ＭＳ 明朝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mza something</meta:initial-creator>
    <dc:creator>hamza something</dc:creator>
    <meta:creation-date>2016-12-04T01:46:00Z</meta:creation-date>
    <dc:date>2016-12-08T23:35:00Z</dc:date>
    <meta:template xlink:href="Normal.dotm" xlink:type="simple"/>
    <meta:editing-cycles>5</meta:editing-cycles>
    <meta:editing-duration>PT26940S</meta:editing-duration>
    <meta:document-statistic meta:page-count="1" meta:paragraph-count="1" meta:word-count="77" meta:character-count="520" meta:row-count="3" meta:non-whitespace-character-count="444"/>
  </office:meta>
</office:document-meta>
</file>